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56232in" svg:y="0.17526in" svg:width="10in" svg:height="0.903in" presentation:class="title" presentation:placeholder="false">
          <draw:text-box>
            <text:p text:style-name="a383" text:class-names="" text:cond-style-name=""><text:span text:style-name="a381" text:class-names="">Beratungsprozess</text:span><text:span text:style-name="a382" text:class-names=""/></text:p>
          </draw:text-box>
          <svg:title/>
          <svg:desc/>
        </draw:frame>
        <draw:frame draw:id="id64" draw:style-name="a385" draw:name="Grafik 3" svg:x="0.83721in" svg:y="1.30233in" svg:width="11.39535in" svg:height="5.89991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2" draw:style-name="a386" draw:master-page-name="Master1-Layout1-title-Titelfolie" presentation:presentation-page-layout-name="Master1-PPL1" draw:id="Slide-257">
        <draw:frame draw:id="id65" presentation:style-name="a390" draw:name="Titel 1" svg:x="1.56232in" svg:y="0.17526in" svg:width="10in" svg:height="0.903in" presentation:class="title" presentation:placeholder="false">
          <draw:text-box>
            <text:p text:style-name="a389" text:class-names="" text:cond-style-name=""><text:span text:style-name="a387" text:class-names="">Beratungsprozess</text:span><text:span text:style-name="a388" text:class-names=""/></text:p>
          </draw:text-box>
          <svg:title/>
          <svg:desc/>
        </draw:frame>
        <draw:frame draw:id="id66" presentation:style-name="a443" draw:name="Untertitel 2" svg:x="1.66667in" svg:y="1in" svg:width="10in" svg:height="6.03478in" presentation:class="subtitle" presentation:placeholder="false">
          <draw:text-box>
            <text:p text:style-name="a397" text:class-names="" text:cond-style-name=""><text:span text:style-name="a391" text:class-names="">Einschätzung:<text:line-break/>Alle Unterlagen und<text:s text:c="1"/></text:span><text:span text:style-name="a392" text:class-names="">W</text:span><text:span text:style-name="a393" text:class-names="">eisungen zu Wohnimmobilienrichtlinie können von unserem System bereitgestellt werden.<text:line-break/>Die von uns angebotene<text:s text:c="1"/></text:span><text:span text:style-name="a394" text:class-names="">Beratun</text:span><text:span text:style-name="a395" text:class-names=""><text:s text:c="1"/>im Auftrag vom Investor ist ausreichend.<text:line-break/><text:line-break/>Uns betrifft das Thema<text:s text:c="1"/></text:span><text:span text:style-name="a396" text:class-names="">Fernabsatz von Verträgen<text:line-break/>https://beck-online.beck.de/?vpath=bibdata%2Fges%2FEGBGB%2Fcont%2FEGBGB%2EANL3%2Ehtm</text:span></text:p>
            <text:p text:style-name="a405" text:class-names="" text:cond-style-name=""><text:span text:style-name="a398" text:class-names=""><text:line-break/><text:line-break/>Next Tasks:<text:line-break/><text:line-break/>Alex sollte sich bei einer Bank beraten lassen um den Prozess dort kennen zu lernen und die Unterlagen zu erhalten.<text:line-break/>(Sie kauft eine Wohnung von mir in der<text:s text:c="1"/></text:span><text:span text:style-name="a399" text:class-names="">Winterfeldtstrasse</text:span><text:span text:style-name="a400" text:class-names="">) <text:line-break/><text:line-break/>Ich mache das gleiche mit der Sparkasse<text:s text:c="1"/></text:span><text:span text:style-name="a401" text:class-names="">Nbg</text:span><text:span text:style-name="a402" text:class-names=""><text:s text:c="1"/>und der<text:s text:c="1"/></text:span><text:span text:style-name="a403" text:class-names="">Credit</text:span><text:span text:style-name="a404" text:class-names="">-Suisse für die Schweiz.<text:line-break/></text:span></text:p>
            <text:p text:style-name="a409" text:class-names="" text:cond-style-name=""><text:span text:style-name="a406" text:class-names="">Aufstellung welche Dokumente müssen erstellt werden.<text:line-break/><text:line-break/>Allgemeine Informationen<text:line-break/><text:line-break/></text:span><text:span text:style-name="a407" text:class-names=""><text:a xlink:href="https://www.voeb.de/de/themen/recht/europaeische-wohnimmobilienkreditrichtlinie" text:style-name="" text:visited-style-name="">https://www.voeb.de/de/themen/recht/europaeische-wohnimmobilienkreditrichtlinie</text:a></text:span><text:span text:style-name="a408" text:class-names=""/></text:p>
            <text:p text:style-name="a412" text:class-names="" text:cond-style-name=""><text:span text:style-name="a410" text:class-names=""><text:a xlink:href="https://www.normenkontrollrat.bund.de/Webs/NKR/Content/DE/Artikel/2015-08-18_stellungnahme_wohnimmobilienkreditrichtlinie.html" text:style-name="" text:visited-style-name="">https://www.normenkontrollrat.bund.de/Webs/NKR/Content/DE/Artikel/2015-08-18_stellungnahme_wohnimmobilienkreditrichtlinie.html</text:a></text:span><text:span text:style-name="a411" text:class-names=""/></text:p>
            <text:p text:style-name="a422" text:class-names="" text:cond-style-name=""><text:span text:style-name="a413" text:class-names=""><text:a xlink:href="http://www.faz.net/aktuell/finanzen/meine-finanzen/mieten-und-wohnen/neues-gesetz-fuer-immobilienkredit-erschwert-hauskauf-14272622.html" text:style-name="" text:visited-style-name="">http://www.faz.net/aktuell/finanzen/meine-finanzen/mieten-und-wohnen/neues-gesetz-fuer-immobilienkredit-erschwert-hauskauf-14272622.html</text:a></text:span><text:span text:style-name="a414" text:class-names=""><text:line-break/></text:span><text:span text:style-name="a415" text:class-names=""><text:line-break/></text:span><text:span text:style-name="a416" text:class-names=""><text:a xlink:href="http://www.psd-rheinneckarsaar.de/mb527/VVI_Vermittler_Ausfuellhilfe.pdf" text:style-name="" text:visited-style-name="">http://www.psd-rheinneckarsaar.de/mb527/VVI_Vermittler_Ausfuellhilfe.pdf</text:a></text:span><text:span text:style-name="a417" text:class-names=""><text:line-break/><text:line-break/></text:span><text:span text:style-name="a418" text:class-names=""><text:a xlink:href="https://beck-online.beck.de/?vpath=bibdata/ges/EGBGB/cont/EGBGB.ANL6.htm" text:style-name="" text:visited-style-name="">https://beck-online.beck.de/?vpath=bibdata/ges/EGBGB/cont/EGBGB.ANL6.htm</text:a></text:span><text:span text:style-name="a419" text:class-names=""><text:line-break/><text:line-break/></text:span><text:span text:style-name="a420" text:class-names=""><text:a xlink:href="http://docplayer.org/6186675-Stellungnahme-entwurf-eines-gesetzes-zur-umsetzung-der-wohnimmobilienkreditrichtlinie-br-drs-359-15.html" text:style-name="" text:visited-style-name="">http://docplayer.org/6186675-Stellungnahme-entwurf-eines-gesetzes-zur-umsetzung-der-wohnimmobilienkreditrichtlinie-br-drs-359-15.html</text:a></text:span><text:span text:style-name="a421" text:class-names=""><text:line-break/></text:span></text:p>
            <text:p text:style-name="a425" text:class-names="" text:cond-style-name=""><text:span text:style-name="a423" text:class-names="">Schweiz:</text:span><text:span text:style-name="a424" text:class-names=""/></text:p>
            <text:p text:style-name="a428" text:class-names="" text:cond-style-name=""><text:span text:style-name="a426" text:class-names=""><text:a xlink:href="http://haus-finanzieren.org/baufinanzierung-schweiz/" text:style-name="" text:visited-style-name="">http://haus-finanzieren.org/baufinanzierung-schweiz/</text:a></text:span><text:span text:style-name="a427" text:class-names=""/></text:p>
            <text:p text:style-name="a431" text:class-names="" text:cond-style-name=""><text:span text:style-name="a429" text:class-names=""><text:a xlink:href="http://www.haus-forum.ch/" text:style-name="" text:visited-style-name="">http://www.haus-forum.ch/</text:a></text:span><text:span text:style-name="a430" text:class-names=""><text:s text:c="1"/></text:span></text:p>
            <text:p text:style-name="a434" text:class-names="" text:cond-style-name=""><text:span text:style-name="a432" text:class-names=""><text:a xlink:href="http://www.bauenundwohnen.ch/" text:style-name="" text:visited-style-name="">http://www.bauenundwohnen.ch/</text:a></text:span><text:span text:style-name="a433" text:class-names=""/></text:p>
            <text:p text:style-name="a438" text:class-names="" text:cond-style-name=""><text:span text:style-name="a435" text:class-names=""><text:a xlink:href="http://www.hausbauschweiz.ch/" text:style-name="" text:visited-style-name="">http://www.hausbauschweiz.ch/</text:a></text:span><text:span text:style-name="a436" text:class-names=""><text:s text:c="1"/></text:span><text:span text:style-name="a437" text:class-names=""/></text:p>
            <text:p text:style-name="a440" text:class-names="" text:cond-style-name=""><text:span text:style-name="a439" text:class-names=""/></text:p>
            <text:p text:style-name="a442" text:class-names="" text:cond-style-name=""><text:span text:style-name="a441" text:class-names=""/></text:p>
          </draw:text-box>
          <svg:title/>
          <svg:desc/>
        </draw:frame>
      </draw:page>
      <draw:page draw:name="Slide4" draw:style-name="a444" draw:master-page-name="Master1-Layout1-title-Titelfolie" presentation:presentation-page-layout-name="Master1-PPL1" draw:id="Slide-259">
        <draw:frame draw:id="id67" presentation:style-name="a448" draw:name="Titel 1" svg:x="1.56232in" svg:y="0.17526in" svg:width="10in" svg:height="0.903in" presentation:class="title" presentation:placeholder="false">
          <draw:text-box>
            <text:p text:style-name="a447" text:class-names="" text:cond-style-name=""><text:span text:style-name="a445" text:class-names="">Notizen</text:span><text:span text:style-name="a446" text:class-names=""/></text:p>
          </draw:text-box>
          <svg:title/>
          <svg:desc/>
        </draw:frame>
        <draw:frame draw:id="id68" presentation:style-name="a473" draw:name="Untertitel 2" svg:x="1.66667in" svg:y="1in" svg:width="10in" svg:height="4.75in" presentation:class="subtitle" presentation:placeholder="false">
          <draw:text-box>
            <text:p text:style-name="a452" text:class-names="" text:cond-style-name=""><text:span text:style-name="a449" text:class-names=""><text:line-break/><text:line-break/>Zinsrechner<text:tab/> <text:s text:c="1"/></text:span><text:span text:style-name="a450" text:class-names=""><text:a xlink:href="http://www.zinsen-berechnen.de/hypothekenrechner.php" text:style-name="" text:visited-style-name="">http://www.zinsen-berechnen.de/hypothekenrechner.php</text:a></text:span><text:span text:style-name="a451" text:class-names=""><text:s text:c="3"/>nachprogrammieren.</text:span></text:p>
            <text:p text:style-name="a460" text:class-names="" text:cond-style-name=""><text:span text:style-name="a453" text:class-names="">Kredit Verwaltung  </text:span><text:span text:style-name="a454" text:class-names="">unix</text:span><text:span text:style-name="a455" text:class-names=""> <text:tab/></text:span><text:span text:style-name="a456" text:class-names=""><text:a xlink:href="http://www.gnucash.org/" text:style-name="" text:visited-style-name="">http://www.gnucash.org</text:a></text:span><text:span text:style-name="a457" text:class-names=""><text:s text:c="2"/><text:tab/></text:span><text:span text:style-name="a458" text:class-names=""><text:a xlink:href="http://www.netzwelt.de/download/6028-gnucash.html" text:style-name="" text:visited-style-name="">http://www.netzwelt.de/download/6028-gnucash.html</text:a></text:span><text:span text:style-name="a459" text:class-names=""/></text:p>
            <text:p text:style-name="a467" text:class-names="" text:cond-style-name=""><text:span text:style-name="a461" text:class-names="">Dokumentengenerator<text:tab/><text:s text:c="1"/></text:span><text:span text:style-name="a462" text:class-names=""><text:a xlink:href="http://www.phraseexpress.com/de/dokumente-generieren.htm" text:style-name="" text:visited-style-name="">http</text:a></text:span><text:span text:style-name="a463" text:class-names=""><text:a xlink:href="http://www.phraseexpress.com/de/dokumente-generieren.htm" text:style-name="" text:visited-style-name="">://www.phraseexpress.com/de/dokumente-generieren.htm</text:a></text:span><text:span text:style-name="a464" text:class-names=""><text:s text:c="2"/><text:tab/></text:span><text:span text:style-name="a465" text:class-names=""><text:a xlink:href="http://www.m-fink.de/index.html" text:style-name="" text:visited-style-name="">http://www.m-fink.de/index.html</text:a></text:span><text:span text:style-name="a466" text:class-names=""/></text:p>
            <text:p text:style-name="a469" text:class-names="" text:cond-style-name=""><text:span text:style-name="a468" text:class-names=""/></text:p>
            <text:p text:style-name="a472" text:class-names="" text:cond-style-name=""><text:span text:style-name="a470" text:class-names=""><text:line-break/></text:span><text:span text:style-name="a47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ormatvorlagen des Textmasters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ormatvorlagen des Textmasters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ormatvorlagen des Textmasters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ormatvorlagen des Textmasters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ormatvorlagen des Textmasters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eratungsprozess</dc:title>
    <meta:initial-creator>Gert</meta:initial-creator>
    <dc:creator>Gert</dc:creator>
    <meta:creation-date>2016-06-12T09:42:01Z</meta:creation-date>
    <dc:date>2016-06-12T11:04:30Z</dc:date>
    <meta:editing-cycles>4</meta:editing-cycles>
    <meta:editing-duration>PT0S</meta:editing-duration>
    <meta:document-statistic meta:paragraph-count="18" meta:word-count="5"/>
  </office:meta>
</office:document-meta>
</file>